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Checkin.setPreserveTime( boolean p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getComm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getCommentFil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Checkin.setKeepCopy( boolean k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getKeep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setNoWarn( boolean nwa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Checkin.setIdentical( boolean ident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CCheckin.setCommentFile( String 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getPreser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checkOptions( Commandline cm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CCheckin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getNo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Checkin.getIdenti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